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56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8541666666666667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3.6979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counties">
      <style:table-properties table:display="true" style:writing-mode="lr-tb"/>
    </style:style>
    <style:style style:name="ta2" style:family="table" style:master-page-name="PageStyle_5f_cities">
      <style:table-properties table:display="true" style:writing-mode="lr-tb"/>
    </style:style>
    <style:style style:name="ta3" style:family="table" style:master-page-name="PageStyle_5f_college-university-other-agenc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ountie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ccomack</text:p>
          </table:table-cell>
          <table:covered-table-cell/>
          <table:table-cell table:style-name="ce21" table:number-columns-spanned="2" table:number-rows-spanned="1" office:value-type="string">
            <text:p>Albemarle </text:p>
          </table:table-cell>
          <table:covered-table-cell/>
          <table:table-cell table:style-name="ce21" table:number-columns-spanned="2" table:number-rows-spanned="1" office:value-type="string">
            <text:p>Alleghany </text:p>
          </table:table-cell>
          <table:covered-table-cell/>
          <table:table-cell table:style-name="ce21" table:number-columns-spanned="2" table:number-rows-spanned="1" office:value-type="string">
            <text:p>Amelia </text:p>
          </table:table-cell>
          <table:covered-table-cell/>
          <table:table-cell table:style-name="ce21" table:number-columns-spanned="2" table:number-rows-spanned="1" office:value-type="string">
            <text:p>Amherst </text:p>
          </table:table-cell>
          <table:covered-table-cell/>
          <table:table-cell table:style-name="ce21" table:number-columns-spanned="2" table:number-rows-spanned="1" office:value-type="string">
            <text:p>Appomattox</text:p>
          </table:table-cell>
          <table:covered-table-cell/>
          <table:table-cell table:style-name="ce21" table:number-columns-spanned="2" table:number-rows-spanned="1" office:value-type="string">
            <text:p>Arlington</text:p>
          </table:table-cell>
          <table:covered-table-cell/>
          <table:table-cell table:style-name="ce21" table:number-columns-spanned="2" table:number-rows-spanned="1" office:value-type="string">
            <text:p>Augusta</text:p>
          </table:table-cell>
          <table:covered-table-cell/>
          <table:table-cell table:style-name="ce21" table:number-columns-spanned="2" table:number-rows-spanned="1" office:value-type="string">
            <text:p>Bath</text:p>
          </table:table-cell>
          <table:covered-table-cell/>
          <table:table-cell table:style-name="ce21" table:number-columns-spanned="2" table:number-rows-spanned="1" office:value-type="string">
            <text:p>Bedford</text:p>
          </table:table-cell>
          <table:covered-table-cell/>
          <table:table-cell table:style-name="ce21" table:number-columns-spanned="2" table:number-rows-spanned="1" office:value-type="string">
            <text:p>Bland</text:p>
          </table:table-cell>
          <table:covered-table-cell/>
          <table:table-cell table:style-name="ce21" table:number-columns-spanned="2" table:number-rows-spanned="1" office:value-type="string">
            <text:p>Botetourt</text:p>
          </table:table-cell>
          <table:covered-table-cell/>
          <table:table-cell table:style-name="ce21" table:number-columns-spanned="2" table:number-rows-spanned="1" office:value-type="string">
            <text:p>Brunswick </text:p>
          </table:table-cell>
          <table:covered-table-cell/>
          <table:table-cell table:style-name="ce21" table:number-columns-spanned="2" table:number-rows-spanned="1" office:value-type="string">
            <text:p>Buchanan </text:p>
          </table:table-cell>
          <table:covered-table-cell/>
          <table:table-cell table:style-name="ce21" table:number-columns-spanned="2" table:number-rows-spanned="1" office:value-type="string">
            <text:p>Buckingham </text:p>
          </table:table-cell>
          <table:covered-table-cell/>
          <table:table-cell table:style-name="ce21" table:number-columns-spanned="2" table:number-rows-spanned="1" office:value-type="string">
            <text:p>Campbell </text:p>
          </table:table-cell>
          <table:covered-table-cell/>
          <table:table-cell table:style-name="ce21" table:number-columns-spanned="2" table:number-rows-spanned="1" office:value-type="string">
            <text:p>Caroline </text:p>
          </table:table-cell>
          <table:covered-table-cell/>
          <table:table-cell table:style-name="ce21" table:number-columns-spanned="2" table:number-rows-spanned="1" office:value-type="string">
            <text:p>Carroll</text:p>
          </table:table-cell>
          <table:covered-table-cell/>
          <table:table-cell table:style-name="ce21" office:value-type="string">
            <text:p>Charles City</text:p>
          </table:table-cell>
          <table:table-cell table:style-name="ce21"/>
          <table:table-cell table:style-name="ce21" office:value-type="string">
            <text:p>Charlotte</text:p>
          </table:table-cell>
          <table:table-cell table:style-name="ce21"/>
          <table:table-cell table:style-name="ce21" office:value-type="string">
            <text:p>Chesterfield</text:p>
          </table:table-cell>
          <table:table-cell table:style-name="ce21"/>
          <table:table-cell table:style-name="ce21" office:value-type="string">
            <text:p>Clarke</text:p>
          </table:table-cell>
          <table:table-cell table:style-name="ce21"/>
          <table:table-cell table:style-name="ce21" office:value-type="string">
            <text:p>Craig</text:p>
          </table:table-cell>
          <table:table-cell table:style-name="ce21"/>
          <table:table-cell table:style-name="ce21" office:value-type="string">
            <text:p>Culpeper</text:p>
          </table:table-cell>
          <table:table-cell table:style-name="ce21"/>
          <table:table-cell table:style-name="ce21" office:value-type="string">
            <text:p>Cumberland</text:p>
          </table:table-cell>
          <table:table-cell table:style-name="ce21"/>
          <table:table-cell table:style-name="ce21" office:value-type="string">
            <text:p>Dickenson</text:p>
          </table:table-cell>
          <table:table-cell table:style-name="ce21"/>
          <table:table-cell table:style-name="ce21" office:value-type="string">
            <text:p>Dinwiddie</text:p>
          </table:table-cell>
          <table:table-cell table:style-name="ce21"/>
          <table:table-cell table:style-name="ce21" office:value-type="string">
            <text:p>Essex</text:p>
          </table:table-cell>
          <table:table-cell table:style-name="ce21"/>
          <table:table-cell table:style-name="ce21" office:value-type="string">
            <text:p>Fairfax</text:p>
          </table:table-cell>
          <table:table-cell table:style-name="ce21"/>
          <table:table-cell table:style-name="ce21" office:value-type="string">
            <text:p>Fauquier</text:p>
          </table:table-cell>
          <table:table-cell table:style-name="ce21"/>
          <table:table-cell table:style-name="ce21" office:value-type="string">
            <text:p>Floyd</text:p>
          </table:table-cell>
          <table:table-cell table:style-name="ce21"/>
          <table:table-cell table:style-name="ce21" office:value-type="string">
            <text:p>Fluvanna</text:p>
          </table:table-cell>
          <table:table-cell table:style-name="ce21"/>
          <table:table-cell table:style-name="ce21" office:value-type="string">
            <text:p>Franklin</text:p>
          </table:table-cell>
          <table:table-cell table:style-name="ce21"/>
          <table:table-cell table:style-name="ce21" office:value-type="string">
            <text:p>Frederick</text:p>
          </table:table-cell>
          <table:table-cell table:style-name="ce21"/>
          <table:table-cell table:style-name="ce21" office:value-type="string">
            <text:p>Giles</text:p>
          </table:table-cell>
          <table:table-cell table:style-name="ce21"/>
          <table:table-cell table:style-name="ce21" office:value-type="string">
            <text:p>Gloucester</text:p>
          </table:table-cell>
          <table:table-cell table:style-name="ce21"/>
          <table:table-cell table:style-name="ce21" office:value-type="string">
            <text:p>Goochland</text:p>
          </table:table-cell>
          <table:table-cell table:style-name="ce21"/>
          <table:table-cell table:style-name="ce21" office:value-type="string">
            <text:p>Grayson</text:p>
          </table:table-cell>
          <table:table-cell table:style-name="ce21"/>
          <table:table-cell table:style-name="ce21" office:value-type="string">
            <text:p>Greene</text:p>
          </table:table-cell>
          <table:table-cell table:style-name="ce21"/>
          <table:table-cell table:style-name="ce21" office:value-type="string">
            <text:p>Greensville</text:p>
          </table:table-cell>
          <table:table-cell table:style-name="ce21"/>
          <table:table-cell table:style-name="ce21" office:value-type="string">
            <text:p>Halifax</text:p>
          </table:table-cell>
          <table:table-cell table:style-name="ce21"/>
          <table:table-cell table:style-name="ce21" office:value-type="string">
            <text:p>Hanover</text:p>
          </table:table-cell>
          <table:table-cell table:style-name="ce21"/>
          <table:table-cell table:style-name="ce21" office:value-type="string">
            <text:p>Henrico</text:p>
          </table:table-cell>
          <table:table-cell table:style-name="ce21"/>
          <table:table-cell table:style-name="ce21" office:value-type="string">
            <text:p>Henry</text:p>
          </table:table-cell>
          <table:table-cell table:style-name="ce21"/>
          <table:table-cell table:style-name="ce21" office:value-type="string">
            <text:p>Highland</text:p>
          </table:table-cell>
          <table:table-cell table:style-name="ce21"/>
          <table:table-cell table:style-name="ce21" office:value-type="string">
            <text:p>Isle of Wight</text:p>
          </table:table-cell>
          <table:table-cell table:style-name="ce21"/>
          <table:table-cell table:style-name="ce21" office:value-type="string">
            <text:p>James City</text:p>
          </table:table-cell>
          <table:table-cell table:style-name="ce21"/>
          <table:table-cell table:style-name="ce21" office:value-type="string">
            <text:p>King &amp; Queen</text:p>
          </table:table-cell>
          <table:table-cell table:style-name="ce21"/>
          <table:table-cell table:style-name="ce21" office:value-type="string">
            <text:p>King George</text:p>
          </table:table-cell>
          <table:table-cell table:style-name="ce21"/>
          <table:table-cell table:style-name="ce21" office:value-type="string">
            <text:p>King William</text:p>
          </table:table-cell>
          <table:table-cell table:style-name="ce21"/>
          <table:table-cell table:style-name="ce21" office:value-type="string">
            <text:p>Lancaster</text:p>
          </table:table-cell>
          <table:table-cell table:style-name="ce21"/>
          <table:table-cell table:style-name="ce21" office:value-type="string">
            <text:p>Lee</text:p>
          </table:table-cell>
          <table:table-cell table:style-name="ce21"/>
          <table:table-cell table:style-name="ce21" office:value-type="string">
            <text:p>Loudoun</text:p>
          </table:table-cell>
          <table:table-cell table:style-name="ce21"/>
          <table:table-cell table:style-name="ce21" office:value-type="string">
            <text:p>Louisa</text:p>
          </table:table-cell>
          <table:table-cell table:style-name="ce21"/>
          <table:table-cell table:style-name="ce21" office:value-type="string">
            <text:p>Lunenburg</text:p>
          </table:table-cell>
          <table:table-cell table:style-name="ce21"/>
          <table:table-cell table:style-name="ce21" office:value-type="string">
            <text:p>Madison</text:p>
          </table:table-cell>
          <table:table-cell table:style-name="ce21"/>
          <table:table-cell table:style-name="ce21" office:value-type="string">
            <text:p>Mathews</text:p>
          </table:table-cell>
          <table:table-cell table:style-name="ce21"/>
          <table:table-cell table:style-name="ce21" office:value-type="string">
            <text:p>Mecklenburg</text:p>
          </table:table-cell>
          <table:table-cell table:style-name="ce21"/>
          <table:table-cell table:style-name="ce21" office:value-type="string">
            <text:p>Middlesex</text:p>
          </table:table-cell>
          <table:table-cell table:style-name="ce21"/>
          <table:table-cell table:style-name="ce21" office:value-type="string">
            <text:p>Montgomery</text:p>
          </table:table-cell>
          <table:table-cell table:style-name="ce21"/>
          <table:table-cell table:style-name="ce21" office:value-type="string">
            <text:p>Nelson</text:p>
          </table:table-cell>
          <table:table-cell table:style-name="ce21"/>
          <table:table-cell table:style-name="ce21" office:value-type="string">
            <text:p>New Kent</text:p>
          </table:table-cell>
          <table:table-cell table:style-name="ce21"/>
          <table:table-cell table:style-name="ce21" office:value-type="string">
            <text:p>Northampton</text:p>
          </table:table-cell>
          <table:table-cell table:style-name="ce21"/>
          <table:table-cell table:style-name="ce21" office:value-type="string">
            <text:p>Northumberland</text:p>
          </table:table-cell>
          <table:table-cell table:style-name="ce21"/>
          <table:table-cell table:style-name="ce21" office:value-type="string">
            <text:p>Nottoway</text:p>
          </table:table-cell>
          <table:table-cell table:style-name="ce21"/>
          <table:table-cell table:style-name="ce21" office:value-type="string">
            <text:p>Orange</text:p>
          </table:table-cell>
          <table:table-cell table:style-name="ce21"/>
          <table:table-cell table:style-name="ce21" office:value-type="string">
            <text:p>Page</text:p>
          </table:table-cell>
          <table:table-cell table:style-name="ce21"/>
          <table:table-cell table:style-name="ce21" office:value-type="string">
            <text:p>Patrick</text:p>
          </table:table-cell>
          <table:table-cell table:style-name="ce21"/>
          <table:table-cell table:style-name="ce21" office:value-type="string">
            <text:p>Pittsylvania</text:p>
          </table:table-cell>
          <table:table-cell table:style-name="ce21"/>
          <table:table-cell table:style-name="ce21" office:value-type="string">
            <text:p>Powhatan</text:p>
          </table:table-cell>
          <table:table-cell table:style-name="ce21"/>
          <table:table-cell table:style-name="ce21" office:value-type="string">
            <text:p>Prince Edward</text:p>
          </table:table-cell>
          <table:table-cell table:style-name="ce21"/>
          <table:table-cell table:style-name="ce21" office:value-type="string">
            <text:p>Prince George</text:p>
          </table:table-cell>
          <table:table-cell table:style-name="ce21"/>
          <table:table-cell table:style-name="ce21" office:value-type="string">
            <text:p>Prince William</text:p>
          </table:table-cell>
          <table:table-cell table:style-name="ce21"/>
          <table:table-cell table:style-name="ce21" office:value-type="string">
            <text:p>Pulaski</text:p>
          </table:table-cell>
          <table:table-cell table:style-name="ce21"/>
          <table:table-cell table:style-name="ce21" office:value-type="string">
            <text:p>Rappahannock</text:p>
          </table:table-cell>
          <table:table-cell table:style-name="ce21"/>
          <table:table-cell table:style-name="ce21" office:value-type="string">
            <text:p>Richmond</text:p>
          </table:table-cell>
          <table:table-cell table:style-name="ce21"/>
          <table:table-cell table:style-name="ce21" office:value-type="string">
            <text:p>Roanoke</text:p>
          </table:table-cell>
          <table:table-cell table:style-name="ce21"/>
          <table:table-cell table:style-name="ce21" office:value-type="string">
            <text:p>Rockbridge</text:p>
          </table:table-cell>
          <table:table-cell table:style-name="ce21"/>
          <table:table-cell table:style-name="ce21" office:value-type="string">
            <text:p>Rockingham</text:p>
          </table:table-cell>
          <table:table-cell table:style-name="ce21"/>
          <table:table-cell table:style-name="ce21" office:value-type="string">
            <text:p>Russell</text:p>
          </table:table-cell>
          <table:table-cell table:style-name="ce21"/>
          <table:table-cell table:style-name="ce21" office:value-type="string">
            <text:p>Scott</text:p>
          </table:table-cell>
          <table:table-cell table:style-name="ce21"/>
          <table:table-cell table:style-name="ce21" office:value-type="string">
            <text:p>Shenandoah</text:p>
          </table:table-cell>
          <table:table-cell table:style-name="ce21"/>
          <table:table-cell table:style-name="ce21" office:value-type="string">
            <text:p>Smyth</text:p>
          </table:table-cell>
          <table:table-cell table:style-name="ce21"/>
          <table:table-cell table:style-name="ce21" office:value-type="string">
            <text:p>Southampton</text:p>
          </table:table-cell>
          <table:table-cell table:style-name="ce21"/>
          <table:table-cell table:style-name="ce21" office:value-type="string">
            <text:p>Spotsylvania</text:p>
          </table:table-cell>
          <table:table-cell table:style-name="ce21"/>
          <table:table-cell table:style-name="ce21" office:value-type="string">
            <text:p>Stafford</text:p>
          </table:table-cell>
          <table:table-cell table:style-name="ce21"/>
          <table:table-cell table:style-name="ce21" office:value-type="string">
            <text:p>Surry</text:p>
          </table:table-cell>
          <table:table-cell table:style-name="ce21"/>
          <table:table-cell table:style-name="ce21" office:value-type="string">
            <text:p>Sussex</text:p>
          </table:table-cell>
          <table:table-cell table:style-name="ce21"/>
          <table:table-cell table:style-name="ce21" office:value-type="string">
            <text:p>Tazewell</text:p>
          </table:table-cell>
          <table:table-cell table:style-name="ce21"/>
          <table:table-cell table:style-name="ce21" office:value-type="string">
            <text:p>Warren</text:p>
          </table:table-cell>
          <table:table-cell table:style-name="ce21"/>
          <table:table-cell table:style-name="ce21" office:value-type="string">
            <text:p>Washington</text:p>
          </table:table-cell>
          <table:table-cell table:style-name="ce21"/>
          <table:table-cell table:style-name="ce21" office:value-type="string">
            <text:p>Westmoreland</text:p>
          </table:table-cell>
          <table:table-cell table:style-name="ce21"/>
          <table:table-cell table:style-name="ce21" office:value-type="string">
            <text:p>Wise</text:p>
          </table:table-cell>
          <table:table-cell table:style-name="ce21"/>
          <table:table-cell table:style-name="ce21" office:value-type="string">
            <text:p>Wythe</text:p>
          </table:table-cell>
          <table:table-cell table:style-name="ce21"/>
          <table:table-cell table:style-name="ce21" office:value-type="string">
            <text:p>York</text:p>
          </table:table-cell>
          <table:table-cell table:style-name="ce21"/>
          <table:table-cell table:style-name="ce21" office:value-type="string">
            <text:p>Total County</text:p>
          </table:table-cell>
          <table:table-cell table:style-name="ce21"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11">
            <text:p>511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169">
            <text:p>169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176">
            <text:p>176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4">
            <text:p>22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106">
            <text:p>2106</text:p>
          </table:table-cell>
          <table:table-cell table:style-name="ce22" office:value-type="float" office:value="304">
            <text:p>30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84">
            <text:p>284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22">
            <text:p>422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24">
            <text:p>2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30">
            <text:p>33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528">
            <text:p>1528</text:p>
          </table:table-cell>
          <table:table-cell table:style-name="ce22" office:value-type="float" office:value="1236">
            <text:p>123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8">
            <text:p>298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326">
            <text:p>2326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222">
            <text:p>22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27">
            <text:p>327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1042">
            <text:p>1042</text:p>
          </table:table-cell>
          <table:table-cell table:style-name="ce22" office:value-type="float" office:value="365">
            <text:p>365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87">
            <text:p>387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8">
            <text:p>33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27">
            <text:p>1727</text:p>
          </table:table-cell>
          <table:table-cell table:style-name="ce22" office:value-type="float" office:value="374">
            <text:p>374</text:p>
          </table:table-cell>
          <table:table-cell table:style-name="ce22" office:value-type="float" office:value="245">
            <text:p>24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01">
            <text:p>30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7">
            <text:p>467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503">
            <text:p>503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50">
            <text:p>25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9">
            <text:p>30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8952">
            <text:p>18952</text:p>
          </table:table-cell>
          <table:table-cell table:style-name="ce22" office:value-type="float" office:value="3332">
            <text:p>333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66">
            <text:p>66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997">
            <text:p>1997</text:p>
          </table:table-cell>
          <table:table-cell table:style-name="ce22" office:value-type="float" office:value="442">
            <text:p>44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64">
            <text:p>264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99">
            <text:p>499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37">
            <text:p>1137</text:p>
          </table:table-cell>
          <table:table-cell table:style-name="ce22" office:value-type="float" office:value="662">
            <text:p>66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61">
            <text:p>2161</text:p>
          </table:table-cell>
          <table:table-cell table:style-name="ce22" office:value-type="float" office:value="458">
            <text:p>458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95">
            <text:p>295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72">
            <text:p>272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427">
            <text:p>1427</text:p>
          </table:table-cell>
          <table:table-cell table:style-name="ce22" office:value-type="float" office:value="508">
            <text:p>508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6">
            <text:p>526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7">
            <text:p>307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999">
            <text:p>999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257">
            <text:p>257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5">
            <text:p>345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3">
            <text:p>58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43">
            <text:p>343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81">
            <text:p>38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3">
            <text:p>2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3959">
            <text:p>13959</text:p>
          </table:table-cell>
          <table:table-cell table:style-name="ce22" office:value-type="float" office:value="2855">
            <text:p>285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5">
            <text:p>505</text:p>
          </table:table-cell>
          <table:table-cell table:style-name="ce22" office:value-type="float" office:value="99">
            <text:p>99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11">
            <text:p>1311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4">
            <text:p>32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7">
            <text:p>317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62">
            <text:p>2362</text:p>
          </table:table-cell>
          <table:table-cell table:style-name="ce22" office:value-type="float" office:value="94">
            <text:p>94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13">
            <text:p>1013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94">
            <text:p>394</text:p>
          </table:table-cell>
          <table:table-cell table:style-name="ce22" office:value-type="float" office:value="103">
            <text:p>10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40">
            <text:p>240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001">
            <text:p>2001</text:p>
          </table:table-cell>
          <table:table-cell table:style-name="ce22" office:value-type="float" office:value="700">
            <text:p>70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38">
            <text:p>23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5">
            <text:p>22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63">
            <text:p>363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69">
            <text:p>1369</text:p>
          </table:table-cell>
          <table:table-cell table:style-name="ce22" office:value-type="float" office:value="280">
            <text:p>28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744">
            <text:p>2744</text:p>
          </table:table-cell>
          <table:table-cell table:style-name="ce22" office:value-type="float" office:value="322">
            <text:p>322</text:p>
          </table:table-cell>
          <table:table-cell table:style-name="ce22" office:value-type="float" office:value="364">
            <text:p>364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50">
            <text:p>25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66">
            <text:p>466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864">
            <text:p>864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8">
            <text:p>218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4">
            <text:p>654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2">
            <text:p>30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20">
            <text:p>1620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79">
            <text:p>379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1">
            <text:p>30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6">
            <text:p>716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45">
            <text:p>24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7588">
            <text:p>17588</text:p>
          </table:table-cell>
          <table:table-cell table:style-name="ce22" office:value-type="float" office:value="1721">
            <text:p>172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9">
            <text:p>26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230">
            <text:p>23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41">
            <text:p>34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063">
            <text:p>1063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232">
            <text:p>232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860">
            <text:p>1860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495">
            <text:p>49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8">
            <text:p>368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79">
            <text:p>27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87">
            <text:p>687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95">
            <text:p>395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464">
            <text:p>5464</text:p>
          </table:table-cell>
          <table:table-cell table:style-name="ce22" office:value-type="float" office:value="2773">
            <text:p>2773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26">
            <text:p>926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03">
            <text:p>30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57">
            <text:p>457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9242">
            <text:p>9242</text:p>
          </table:table-cell>
          <table:table-cell table:style-name="ce22" office:value-type="float" office:value="1309">
            <text:p>1309</text:p>
          </table:table-cell>
          <table:table-cell table:style-name="ce22" office:value-type="float" office:value="809">
            <text:p>809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38">
            <text:p>338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095">
            <text:p>1095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267">
            <text:p>26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48">
            <text:p>248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525">
            <text:p>1525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4402">
            <text:p>4402</text:p>
          </table:table-cell>
          <table:table-cell table:style-name="ce22" office:value-type="float" office:value="1249">
            <text:p>1249</text:p>
          </table:table-cell>
          <table:table-cell table:style-name="ce22" office:value-type="float" office:value="971">
            <text:p>971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69">
            <text:p>36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91">
            <text:p>691</text:p>
          </table:table-cell>
          <table:table-cell table:style-name="ce22" office:value-type="float" office:value="258">
            <text:p>258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75">
            <text:p>27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2">
            <text:p>2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29">
            <text:p>2129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239">
            <text:p>23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67">
            <text:p>467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97">
            <text:p>1297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41">
            <text:p>241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69">
            <text:p>269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28">
            <text:p>32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21">
            <text:p>221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5692">
            <text:p>5692</text:p>
          </table:table-cell>
          <table:table-cell table:style-name="ce22" office:value-type="float" office:value="1104">
            <text:p>1104</text:p>
          </table:table-cell>
          <table:table-cell table:style-name="ce22" office:value-type="float" office:value="985">
            <text:p>985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539">
            <text:p>1539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268">
            <text:p>26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44">
            <text:p>34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25">
            <text:p>52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4">
            <text:p>644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734">
            <text:p>734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67">
            <text:p>2067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1881">
            <text:p>1881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047">
            <text:p>1047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618">
            <text:p>618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134">
            <text:p>1134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03">
            <text:p>90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43">
            <text:p>44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873">
            <text:p>873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66390">
            <text:p>66390</text:p>
          </table:table-cell>
          <table:table-cell table:style-name="ce22" office:value-type="float" office:value="10420">
            <text:p>1042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21">
            <text:p>192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05">
            <text:p>60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27">
            <text:p>3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083">
            <text:p>108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813">
            <text:p>1813</text:p>
          </table:table-cell>
          <table:table-cell table:style-name="ce22" office:value-type="float" office:value="718">
            <text:p>71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3">
            <text:p>26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09">
            <text:p>110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62">
            <text:p>306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95">
            <text:p>39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3">
            <text:p>34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45">
            <text:p>104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8">
            <text:p>35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8">
            <text:p>80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5">
            <text:p>38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16">
            <text:p>191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6">
            <text:p>38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1">
            <text:p>2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3">
            <text:p>2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646">
            <text:p>18646</text:p>
          </table:table-cell>
          <table:table-cell table:style-name="ce22" office:value-type="float" office:value="123">
            <text:p>12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735">
            <text:p>3735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7">
            <text:p>30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7">
            <text:p>807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28">
            <text:p>3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67">
            <text:p>66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46">
            <text:p>84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89">
            <text:p>1089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4">
            <text:p>22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9">
            <text:p>28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45">
            <text:p>34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455">
            <text:p>15455</text:p>
          </table:table-cell>
          <table:table-cell table:style-name="ce22" office:value-type="float" office:value="173">
            <text:p>17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9">
            <text:p>739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0">
            <text:p>410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288">
            <text:p>288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19">
            <text:p>319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971">
            <text:p>3971</text:p>
          </table:table-cell>
          <table:table-cell table:style-name="ce22" office:value-type="float" office:value="1360">
            <text:p>136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4">
            <text:p>58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3">
            <text:p>49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9">
            <text:p>89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57">
            <text:p>2457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2">
            <text:p>262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7">
            <text:p>567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16">
            <text:p>316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089">
            <text:p>3089</text:p>
          </table:table-cell>
          <table:table-cell table:style-name="ce22" office:value-type="float" office:value="487">
            <text:p>48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72">
            <text:p>27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972">
            <text:p>972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0">
            <text:p>26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03">
            <text:p>70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1">
            <text:p>49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67">
            <text:p>467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86">
            <text:p>2886</text:p>
          </table:table-cell>
          <table:table-cell table:style-name="ce22" office:value-type="float" office:value="492">
            <text:p>492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86">
            <text:p>28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258">
            <text:p>4258</text:p>
          </table:table-cell>
          <table:table-cell table:style-name="ce22" office:value-type="float" office:value="324">
            <text:p>324</text:p>
          </table:table-cell>
          <table:table-cell table:style-name="ce22" office:value-type="float" office:value="614">
            <text:p>61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82">
            <text:p>982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105">
            <text:p>1105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04">
            <text:p>50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232">
            <text:p>123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456">
            <text:p>3456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871">
            <text:p>87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3">
            <text:p>20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7">
            <text:p>30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02">
            <text:p>1902</text:p>
          </table:table-cell>
          <table:table-cell table:style-name="ce22" office:value-type="float" office:value="275">
            <text:p>275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54">
            <text:p>25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73">
            <text:p>27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32">
            <text:p>53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270">
            <text:p>2270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74">
            <text:p>1074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44">
            <text:p>644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927">
            <text:p>92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01">
            <text:p>150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01">
            <text:p>150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812">
            <text:p>1812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7">
            <text:p>24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762">
            <text:p>762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487">
            <text:p>487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43">
            <text:p>943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355">
            <text:p>3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5335">
            <text:p>45335</text:p>
          </table:table-cell>
          <table:table-cell table:style-name="ce22" office:value-type="float" office:value="2778">
            <text:p>277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39">
            <text:p>539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629">
            <text:p>1629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298">
            <text:p>298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026">
            <text:p>2026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1209">
            <text:p>1209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7">
            <text:p>567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22">
            <text:p>322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39">
            <text:p>1039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76">
            <text:p>27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839">
            <text:p>83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47">
            <text:p>247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495">
            <text:p>5495</text:p>
          </table:table-cell>
          <table:table-cell table:style-name="ce22" office:value-type="float" office:value="2183">
            <text:p>2183</text:p>
          </table:table-cell>
          <table:table-cell table:style-name="ce22" office:value-type="float" office:value="252">
            <text:p>25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12">
            <text:p>1212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93">
            <text:p>49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41">
            <text:p>34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63">
            <text:p>26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994">
            <text:p>12994</text:p>
          </table:table-cell>
          <table:table-cell table:style-name="ce22" office:value-type="float" office:value="887">
            <text:p>887</text:p>
          </table:table-cell>
          <table:table-cell table:style-name="ce22" office:value-type="float" office:value="1328">
            <text:p>132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671">
            <text:p>167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554">
            <text:p>1554</text:p>
          </table:table-cell>
          <table:table-cell table:style-name="ce22" office:value-type="float" office:value="186">
            <text:p>186</text:p>
          </table:table-cell>
          <table:table-cell table:style-name="ce22" office:value-type="float" office:value="386">
            <text:p>38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91">
            <text:p>29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04">
            <text:p>30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43">
            <text:p>34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47">
            <text:p>847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090">
            <text:p>2090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5873">
            <text:p>5873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1405">
            <text:p>1405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25">
            <text:p>32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59">
            <text:p>759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06">
            <text:p>40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698">
            <text:p>3698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27">
            <text:p>32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12">
            <text:p>2212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35">
            <text:p>335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98">
            <text:p>29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85">
            <text:p>28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78">
            <text:p>978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15">
            <text:p>31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983">
            <text:p>5983</text:p>
          </table:table-cell>
          <table:table-cell table:style-name="ce22" office:value-type="float" office:value="1600">
            <text:p>1600</text:p>
          </table:table-cell>
          <table:table-cell table:style-name="ce22" office:value-type="float" office:value="1357">
            <text:p>1357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872">
            <text:p>1872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228">
            <text:p>1228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232">
            <text:p>123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09">
            <text:p>50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07">
            <text:p>1807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944">
            <text:p>944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282">
            <text:p>28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513">
            <text:p>2513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3014">
            <text:p>3014</text:p>
          </table:table-cell>
          <table:table-cell table:style-name="ce22" office:value-type="float" office:value="289">
            <text:p>289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54">
            <text:p>35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67">
            <text:p>667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577">
            <text:p>1577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961">
            <text:p>961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571">
            <text:p>1571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781">
            <text:p>78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91082">
            <text:p>91082</text:p>
          </table:table-cell>
          <table:table-cell table:style-name="ce22" office:value-type="float" office:value="9226">
            <text:p>922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692">
            <text:p>2692</text:p>
          </table:table-cell>
          <table:table-cell table:style-name="ce22" office:value-type="float" office:value="330">
            <text:p>33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928">
            <text:p>928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886">
            <text:p>3886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1704">
            <text:p>170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17">
            <text:p>1117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203">
            <text:p>20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564">
            <text:p>564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522">
            <text:p>152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555">
            <text:p>55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565">
            <text:p>1565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314">
            <text:p>131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05">
            <text:p>405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0959">
            <text:p>10959</text:p>
          </table:table-cell>
          <table:table-cell table:style-name="ce22" office:value-type="float" office:value="4956">
            <text:p>4956</text:p>
          </table:table-cell>
          <table:table-cell table:style-name="ce22" office:value-type="float" office:value="368">
            <text:p>368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38">
            <text:p>213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70">
            <text:p>27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796">
            <text:p>79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98">
            <text:p>798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2236">
            <text:p>22236</text:p>
          </table:table-cell>
          <table:table-cell table:style-name="ce22" office:value-type="float" office:value="2196">
            <text:p>2196</text:p>
          </table:table-cell>
          <table:table-cell table:style-name="ce22" office:value-type="float" office:value="2137">
            <text:p>2137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009">
            <text:p>2009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2649">
            <text:p>2649</text:p>
          </table:table-cell>
          <table:table-cell table:style-name="ce22" office:value-type="float" office:value="357">
            <text:p>357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39">
            <text:p>539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444">
            <text:p>44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15">
            <text:p>31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353">
            <text:p>1353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3615">
            <text:p>3615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10275">
            <text:p>10275</text:p>
          </table:table-cell>
          <table:table-cell table:style-name="ce22" office:value-type="float" office:value="2207">
            <text:p>2207</text:p>
          </table:table-cell>
          <table:table-cell table:style-name="ce22" office:value-type="float" office:value="2376">
            <text:p>2376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94">
            <text:p>69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467">
            <text:p>467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81">
            <text:p>68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98">
            <text:p>398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827">
            <text:p>5827</text:p>
          </table:table-cell>
          <table:table-cell table:style-name="ce22" office:value-type="float" office:value="714">
            <text:p>714</text:p>
          </table:table-cell>
          <table:table-cell table:style-name="ce22" office:value-type="float" office:value="343">
            <text:p>34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49">
            <text:p>349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02">
            <text:p>30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94">
            <text:p>794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509">
            <text:p>3509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76">
            <text:p>576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352">
            <text:p>35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67">
            <text:p>56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28">
            <text:p>72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664">
            <text:p>1664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87">
            <text:p>387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505">
            <text:p>50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67">
            <text:p>367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675">
            <text:p>11675</text:p>
          </table:table-cell>
          <table:table-cell table:style-name="ce22" office:value-type="float" office:value="2704">
            <text:p>2704</text:p>
          </table:table-cell>
          <table:table-cell table:style-name="ce22" office:value-type="float" office:value="2342">
            <text:p>2342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03">
            <text:p>30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411">
            <text:p>3411</text:p>
          </table:table-cell>
          <table:table-cell table:style-name="ce22" office:value-type="float" office:value="340">
            <text:p>340</text:p>
          </table:table-cell>
          <table:table-cell table:style-name="ce22" office:value-type="float" office:value="657">
            <text:p>657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572">
            <text:p>1572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1757">
            <text:p>175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994">
            <text:p>99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51">
            <text:p>2451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1678">
            <text:p>1678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448">
            <text:p>44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580">
            <text:p>4580</text:p>
          </table:table-cell>
          <table:table-cell table:style-name="ce22" office:value-type="float" office:value="233">
            <text:p>233</text:p>
          </table:table-cell>
          <table:table-cell table:style-name="ce22" office:value-type="float" office:value="4895">
            <text:p>4895</text:p>
          </table:table-cell>
          <table:table-cell table:style-name="ce22" office:value-type="float" office:value="515">
            <text:p>515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67">
            <text:p>567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714">
            <text:p>1714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2195">
            <text:p>2195</text:p>
          </table:table-cell>
          <table:table-cell table:style-name="ce22" office:value-type="float" office:value="282">
            <text:p>282</text:p>
          </table:table-cell>
          <table:table-cell table:style-name="ce22" office:value-type="float" office:value="2095">
            <text:p>2095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335">
            <text:p>33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474">
            <text:p>2474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224">
            <text:p>1224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256">
            <text:p>1256</text:p>
          </table:table-cell>
          <table:table-cell table:style-name="ce22" office:value-type="float" office:value="272">
            <text:p>272</text:p>
          </table:table-cell>
          <table:table-cell table:style-name="ce22" office:value-type="float" office:value="157472">
            <text:p>157472</text:p>
          </table:table-cell>
          <table:table-cell table:style-name="ce22" office:value-type="float" office:value="19646">
            <text:p>19646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ities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exandria</text:p>
          </table:table-cell>
          <table:covered-table-cell/>
          <table:table-cell table:style-name="ce21" table:number-columns-spanned="2" table:number-rows-spanned="1" office:value-type="string">
            <text:p>Bedford</text:p>
          </table:table-cell>
          <table:covered-table-cell/>
          <table:table-cell table:style-name="ce21" table:number-columns-spanned="2" table:number-rows-spanned="1" office:value-type="string">
            <text:p>Bristol</text:p>
          </table:table-cell>
          <table:covered-table-cell/>
          <table:table-cell table:style-name="ce21" table:number-columns-spanned="2" table:number-rows-spanned="1" office:value-type="string">
            <text:p>Buena Vista</text:p>
          </table:table-cell>
          <table:covered-table-cell/>
          <table:table-cell table:style-name="ce21" table:number-columns-spanned="2" table:number-rows-spanned="1" office:value-type="string">
            <text:p>Charlottesville</text:p>
          </table:table-cell>
          <table:covered-table-cell/>
          <table:table-cell table:style-name="ce21" table:number-columns-spanned="2" table:number-rows-spanned="1" office:value-type="string">
            <text:p>Chesapeake</text:p>
          </table:table-cell>
          <table:covered-table-cell/>
          <table:table-cell table:style-name="ce21" table:number-columns-spanned="2" table:number-rows-spanned="1" office:value-type="string">
            <text:p>Colonial Heights</text:p>
          </table:table-cell>
          <table:covered-table-cell/>
          <table:table-cell table:style-name="ce21" table:number-columns-spanned="2" table:number-rows-spanned="1" office:value-type="string">
            <text:p>Covington</text:p>
          </table:table-cell>
          <table:covered-table-cell/>
          <table:table-cell table:style-name="ce21" table:number-columns-spanned="2" table:number-rows-spanned="1" office:value-type="string">
            <text:p>Danville</text:p>
          </table:table-cell>
          <table:covered-table-cell/>
          <table:table-cell table:style-name="ce21" table:number-columns-spanned="2" table:number-rows-spanned="1" office:value-type="string">
            <text:p>Emporia</text:p>
          </table:table-cell>
          <table:covered-table-cell/>
          <table:table-cell table:style-name="ce21" table:number-columns-spanned="2" table:number-rows-spanned="1" office:value-type="string">
            <text:p>Fairfax</text:p>
          </table:table-cell>
          <table:covered-table-cell/>
          <table:table-cell table:style-name="ce21" table:number-columns-spanned="2" table:number-rows-spanned="1" office:value-type="string">
            <text:p>Falls Church</text:p>
          </table:table-cell>
          <table:covered-table-cell/>
          <table:table-cell table:style-name="ce21" table:number-columns-spanned="2" table:number-rows-spanned="1" office:value-type="string">
            <text:p>Franklin</text:p>
          </table:table-cell>
          <table:covered-table-cell/>
          <table:table-cell table:style-name="ce21" table:number-columns-spanned="2" table:number-rows-spanned="1" office:value-type="string">
            <text:p>Fredericksburg</text:p>
          </table:table-cell>
          <table:covered-table-cell/>
          <table:table-cell table:style-name="ce21" table:number-columns-spanned="2" table:number-rows-spanned="1" office:value-type="string">
            <text:p>Galax</text:p>
          </table:table-cell>
          <table:covered-table-cell/>
          <table:table-cell table:style-name="ce21" table:number-columns-spanned="2" table:number-rows-spanned="1" office:value-type="string">
            <text:p>Hampton</text:p>
          </table:table-cell>
          <table:covered-table-cell/>
          <table:table-cell table:style-name="ce21" table:number-columns-spanned="2" table:number-rows-spanned="1" office:value-type="string">
            <text:p>Harrisonburg</text:p>
          </table:table-cell>
          <table:covered-table-cell/>
          <table:table-cell table:style-name="ce21" table:number-columns-spanned="2" table:number-rows-spanned="1" office:value-type="string">
            <text:p>Hopewell</text:p>
          </table:table-cell>
          <table:covered-table-cell/>
          <table:table-cell table:style-name="ce21" table:number-columns-spanned="2" table:number-rows-spanned="1" office:value-type="string">
            <text:p>Lexington</text:p>
          </table:table-cell>
          <table:covered-table-cell/>
          <table:table-cell table:style-name="ce21" table:number-columns-spanned="2" table:number-rows-spanned="1" office:value-type="string">
            <text:p>Lynchburg</text:p>
          </table:table-cell>
          <table:covered-table-cell/>
          <table:table-cell table:style-name="ce21" table:number-columns-spanned="2" table:number-rows-spanned="1" office:value-type="string">
            <text:p>Manassas</text:p>
          </table:table-cell>
          <table:covered-table-cell/>
          <table:table-cell table:style-name="ce21" table:number-columns-spanned="2" table:number-rows-spanned="1" office:value-type="string">
            <text:p>Manassas Park</text:p>
          </table:table-cell>
          <table:covered-table-cell/>
          <table:table-cell table:style-name="ce21" table:number-columns-spanned="2" table:number-rows-spanned="1" office:value-type="string">
            <text:p>Martinsville</text:p>
          </table:table-cell>
          <table:covered-table-cell/>
          <table:table-cell table:style-name="ce21" table:number-columns-spanned="2" table:number-rows-spanned="1" office:value-type="string">
            <text:p>Newport News</text:p>
          </table:table-cell>
          <table:covered-table-cell/>
          <table:table-cell table:style-name="ce21" table:number-columns-spanned="2" table:number-rows-spanned="1" office:value-type="string">
            <text:p>Norfolk</text:p>
          </table:table-cell>
          <table:covered-table-cell/>
          <table:table-cell table:style-name="ce21" table:number-columns-spanned="2" table:number-rows-spanned="1" office:value-type="string">
            <text:p>Norton</text:p>
          </table:table-cell>
          <table:covered-table-cell/>
          <table:table-cell table:style-name="ce21" table:number-columns-spanned="2" table:number-rows-spanned="1" office:value-type="string">
            <text:p>Petersburg</text:p>
          </table:table-cell>
          <table:covered-table-cell/>
          <table:table-cell table:style-name="ce21" table:number-columns-spanned="2" table:number-rows-spanned="1" office:value-type="string">
            <text:p>Poquoson</text:p>
          </table:table-cell>
          <table:covered-table-cell/>
          <table:table-cell table:style-name="ce21" table:number-columns-spanned="2" table:number-rows-spanned="1" office:value-type="string">
            <text:p>Portsmouth</text:p>
          </table:table-cell>
          <table:covered-table-cell/>
          <table:table-cell table:style-name="ce21" table:number-columns-spanned="2" table:number-rows-spanned="1" office:value-type="string">
            <text:p>Radford</text:p>
          </table:table-cell>
          <table:covered-table-cell/>
          <table:table-cell table:style-name="ce21" table:number-columns-spanned="2" table:number-rows-spanned="1" office:value-type="string">
            <text:p>Richmond</text:p>
          </table:table-cell>
          <table:covered-table-cell/>
          <table:table-cell table:style-name="ce21" table:number-columns-spanned="2" table:number-rows-spanned="1" office:value-type="string">
            <text:p>Roanoke</text:p>
          </table:table-cell>
          <table:covered-table-cell/>
          <table:table-cell table:style-name="ce21" table:number-columns-spanned="2" table:number-rows-spanned="1" office:value-type="string">
            <text:p>Salem</text:p>
          </table:table-cell>
          <table:covered-table-cell/>
          <table:table-cell table:style-name="ce21" table:number-columns-spanned="2" table:number-rows-spanned="1" office:value-type="string">
            <text:p>Staunton</text:p>
          </table:table-cell>
          <table:covered-table-cell/>
          <table:table-cell table:style-name="ce21" table:number-columns-spanned="2" table:number-rows-spanned="1" office:value-type="string">
            <text:p>Suffolk</text:p>
          </table:table-cell>
          <table:covered-table-cell/>
          <table:table-cell table:style-name="ce21" table:number-columns-spanned="2" table:number-rows-spanned="1" office:value-type="string">
            <text:p>Virginia Beach</text:p>
          </table:table-cell>
          <table:covered-table-cell/>
          <table:table-cell table:style-name="ce21" table:number-columns-spanned="2" table:number-rows-spanned="1" office:value-type="string">
            <text:p>Waynesboro</text:p>
          </table:table-cell>
          <table:covered-table-cell/>
          <table:table-cell table:style-name="ce21" table:number-columns-spanned="2" table:number-rows-spanned="1" office:value-type="string">
            <text:p>Williamsburg</text:p>
          </table:table-cell>
          <table:covered-table-cell/>
          <table:table-cell table:style-name="ce21" table:number-columns-spanned="2" table:number-rows-spanned="1" office:value-type="string">
            <text:p>Winchester</text:p>
          </table:table-cell>
          <table:covered-table-cell/>
          <table:table-cell table:style-name="ce21" table:number-columns-spanned="2" table:number-rows-spanned="1" office:value-type="string">
            <text:p>Total C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1">
            <text:p>531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5">
            <text:p>495</text:p>
          </table:table-cell>
          <table:table-cell table:style-name="ce22" office:value-type="float" office:value="96">
            <text:p>96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29">
            <text:p>929</text:p>
          </table:table-cell>
          <table:table-cell table:style-name="ce22" office:value-type="float" office:value="198">
            <text:p>198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51">
            <text:p>2051</text:p>
          </table:table-cell>
          <table:table-cell table:style-name="ce22" office:value-type="float" office:value="170">
            <text:p>17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27">
            <text:p>122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48">
            <text:p>64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1">
            <text:p>26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240">
            <text:p>24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1546">
            <text:p>154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79">
            <text:p>479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74">
            <text:p>97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301">
            <text:p>2301</text:p>
          </table:table-cell>
          <table:table-cell table:style-name="ce22" office:value-type="float" office:value="284">
            <text:p>284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87">
            <text:p>587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971">
            <text:p>2971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57">
            <text:p>25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8950">
            <text:p>18950</text:p>
          </table:table-cell>
          <table:table-cell table:style-name="ce22" office:value-type="float" office:value="1751">
            <text:p>175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32">
            <text:p>232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07">
            <text:p>1507</text:p>
          </table:table-cell>
          <table:table-cell table:style-name="ce22" office:value-type="float" office:value="386">
            <text:p>38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21">
            <text:p>421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81">
            <text:p>98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62">
            <text:p>462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10">
            <text:p>41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21">
            <text:p>321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931">
            <text:p>931</text:p>
          </table:table-cell>
          <table:table-cell table:style-name="ce22" office:value-type="float" office:value="314">
            <text:p>314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97">
            <text:p>59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29">
            <text:p>629</text:p>
          </table:table-cell>
          <table:table-cell table:style-name="ce22" office:value-type="float" office:value="283">
            <text:p>283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68">
            <text:p>36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75">
            <text:p>775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807">
            <text:p>807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21">
            <text:p>22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347">
            <text:p>1347</text:p>
          </table:table-cell>
          <table:table-cell table:style-name="ce22" office:value-type="float" office:value="543">
            <text:p>543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39">
            <text:p>239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11501">
            <text:p>11501</text:p>
          </table:table-cell>
          <table:table-cell table:style-name="ce22" office:value-type="float" office:value="2207">
            <text:p>220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0">
            <text:p>300</text:p>
          </table:table-cell>
          <table:table-cell table:style-name="ce22" office:value-type="float" office:value="98">
            <text:p>98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75">
            <text:p>775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6">
            <text:p>29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2">
            <text:p>28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78">
            <text:p>1978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7">
            <text:p>597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22">
            <text:p>422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0">
            <text:p>25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15">
            <text:p>1615</text:p>
          </table:table-cell>
          <table:table-cell table:style-name="ce22" office:value-type="float" office:value="289">
            <text:p>28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74">
            <text:p>374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11">
            <text:p>1011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94">
            <text:p>39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66">
            <text:p>26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74">
            <text:p>674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73">
            <text:p>87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20">
            <text:p>1720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18">
            <text:p>31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44">
            <text:p>54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65">
            <text:p>1865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759">
            <text:p>759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00">
            <text:p>30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326">
            <text:p>1326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3696">
            <text:p>13696</text:p>
          </table:table-cell>
          <table:table-cell table:style-name="ce22" office:value-type="float" office:value="854">
            <text:p>85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0">
            <text:p>4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4">
            <text:p>23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51">
            <text:p>1451</text:p>
          </table:table-cell>
          <table:table-cell table:style-name="ce22" office:value-type="float" office:value="189">
            <text:p>189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637">
            <text:p>1637</text:p>
          </table:table-cell>
          <table:table-cell table:style-name="ce22" office:value-type="float" office:value="374">
            <text:p>374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621">
            <text:p>62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78">
            <text:p>1078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926">
            <text:p>3926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061">
            <text:p>1061</text:p>
          </table:table-cell>
          <table:table-cell table:style-name="ce22" office:value-type="float" office:value="303">
            <text:p>303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890">
            <text:p>1890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268">
            <text:p>26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18">
            <text:p>218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02">
            <text:p>30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109">
            <text:p>1109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334">
            <text:p>3334</text:p>
          </table:table-cell>
          <table:table-cell table:style-name="ce22" office:value-type="float" office:value="703">
            <text:p>703</text:p>
          </table:table-cell>
          <table:table-cell table:style-name="ce22" office:value-type="float" office:value="1082">
            <text:p>1082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664">
            <text:p>664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665">
            <text:p>2665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499">
            <text:p>499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671">
            <text:p>4671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3627">
            <text:p>3627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258">
            <text:p>258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317">
            <text:p>1317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586">
            <text:p>2586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79">
            <text:p>579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058">
            <text:p>7058</text:p>
          </table:table-cell>
          <table:table-cell table:style-name="ce22" office:value-type="float" office:value="592">
            <text:p>592</text:p>
          </table:table-cell>
          <table:table-cell table:style-name="ce22" office:value-type="float" office:value="3786">
            <text:p>3786</text:p>
          </table:table-cell>
          <table:table-cell table:style-name="ce22" office:value-type="float" office:value="405">
            <text:p>405</text:p>
          </table:table-cell>
          <table:table-cell table:style-name="ce22" office:value-type="float" office:value="692">
            <text:p>692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642">
            <text:p>642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425">
            <text:p>1425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7198">
            <text:p>7198</text:p>
          </table:table-cell>
          <table:table-cell table:style-name="ce22" office:value-type="float" office:value="1613">
            <text:p>1613</text:p>
          </table:table-cell>
          <table:table-cell table:style-name="ce22" office:value-type="float" office:value="592">
            <text:p>592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270">
            <text:p>27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928">
            <text:p>928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57606">
            <text:p>57606</text:p>
          </table:table-cell>
          <table:table-cell table:style-name="ce22" office:value-type="float" office:value="6510">
            <text:p>651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6">
            <text:p>3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03">
            <text:p>90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5">
            <text:p>2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49">
            <text:p>4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563">
            <text:p>5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1659">
            <text:p>1659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99">
            <text:p>699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12">
            <text:p>612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26">
            <text:p>2626</text:p>
          </table:table-cell>
          <table:table-cell table:style-name="ce22" office:value-type="float" office:value="455">
            <text:p>45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18">
            <text:p>3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6">
            <text:p>73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79">
            <text:p>2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8">
            <text:p>2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8">
            <text:p>23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74">
            <text:p>4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3">
            <text:p>2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9">
            <text:p>6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5">
            <text:p>6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4">
            <text:p>35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77">
            <text:p>57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8">
            <text:p>39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44">
            <text:p>244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043">
            <text:p>10043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9">
            <text:p>3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1">
            <text:p>5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95">
            <text:p>69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7">
            <text:p>7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6">
            <text:p>18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29">
            <text:p>3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2">
            <text:p>89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18">
            <text:p>6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4">
            <text:p>5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6">
            <text:p>85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59">
            <text:p>235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1">
            <text:p>27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84">
            <text:p>88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982">
            <text:p>198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00">
            <text:p>400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0">
            <text:p>2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328">
            <text:p>18328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98">
            <text:p>39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0">
            <text:p>28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78">
            <text:p>1278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66">
            <text:p>466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81">
            <text:p>78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766">
            <text:p>766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24">
            <text:p>22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81">
            <text:p>38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69">
            <text:p>969</text:p>
          </table:table-cell>
          <table:table-cell table:style-name="ce22" office:value-type="float" office:value="254">
            <text:p>25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178">
            <text:p>5178</text:p>
          </table:table-cell>
          <table:table-cell table:style-name="ce22" office:value-type="float" office:value="679">
            <text:p>67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3">
            <text:p>30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9">
            <text:p>3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38">
            <text:p>1038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43">
            <text:p>243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6">
            <text:p>30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1">
            <text:p>22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7">
            <text:p>35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203">
            <text:p>1203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564">
            <text:p>56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74">
            <text:p>474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07">
            <text:p>6507</text:p>
          </table:table-cell>
          <table:table-cell table:style-name="ce22" office:value-type="float" office:value="489">
            <text:p>489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63">
            <text:p>106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728">
            <text:p>2728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028">
            <text:p>102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50">
            <text:p>205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71">
            <text:p>27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96">
            <text:p>696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154">
            <text:p>3154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513">
            <text:p>151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31">
            <text:p>43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63">
            <text:p>2063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291">
            <text:p>29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58">
            <text:p>558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424">
            <text:p>1424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6991">
            <text:p>6991</text:p>
          </table:table-cell>
          <table:table-cell table:style-name="ce22" office:value-type="float" office:value="2777">
            <text:p>2777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12">
            <text:p>101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324">
            <text:p>3324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233">
            <text:p>23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335">
            <text:p>4335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579">
            <text:p>1579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849">
            <text:p>849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713">
            <text:p>71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7616">
            <text:p>7616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411">
            <text:p>411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62">
            <text:p>86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7840">
            <text:p>47840</text:p>
          </table:table-cell>
          <table:table-cell table:style-name="ce22" office:value-type="float" office:value="3933">
            <text:p>393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448">
            <text:p>2448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336">
            <text:p>336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835">
            <text:p>83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31">
            <text:p>223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740">
            <text:p>4740</text:p>
          </table:table-cell>
          <table:table-cell table:style-name="ce22" office:value-type="float" office:value="224">
            <text:p>224</text:p>
          </table:table-cell>
          <table:table-cell table:style-name="ce22" office:value-type="float" office:value="1573">
            <text:p>1573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453">
            <text:p>3453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84">
            <text:p>384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291">
            <text:p>29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559">
            <text:p>1559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329">
            <text:p>32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920">
            <text:p>4920</text:p>
          </table:table-cell>
          <table:table-cell table:style-name="ce22" office:value-type="float" office:value="782">
            <text:p>782</text:p>
          </table:table-cell>
          <table:table-cell table:style-name="ce22" office:value-type="float" office:value="3278">
            <text:p>327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570">
            <text:p>3570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298">
            <text:p>29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289">
            <text:p>3289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13066">
            <text:p>13066</text:p>
          </table:table-cell>
          <table:table-cell table:style-name="ce22" office:value-type="float" office:value="3066">
            <text:p>3066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362">
            <text:p>136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160">
            <text:p>516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905">
            <text:p>90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7421">
            <text:p>7421</text:p>
          </table:table-cell>
          <table:table-cell table:style-name="ce22" office:value-type="float" office:value="259">
            <text:p>259</text:p>
          </table:table-cell>
          <table:table-cell table:style-name="ce22" office:value-type="float" office:value="4981">
            <text:p>4981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1021">
            <text:p>1021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307">
            <text:p>1307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405">
            <text:p>1405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6324">
            <text:p>16324</text:p>
          </table:table-cell>
          <table:table-cell table:style-name="ce22" office:value-type="float" office:value="1199">
            <text:p>1199</text:p>
          </table:table-cell>
          <table:table-cell table:style-name="ce22" office:value-type="float" office:value="711">
            <text:p>711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2959">
            <text:p>92959</text:p>
          </table:table-cell>
          <table:table-cell table:style-name="ce22" office:value-type="float" office:value="8369">
            <text:p>836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085">
            <text:p>4085</text:p>
          </table:table-cell>
          <table:table-cell table:style-name="ce22" office:value-type="float" office:value="862">
            <text:p>862</text:p>
          </table:table-cell>
          <table:table-cell table:style-name="ce22" office:value-type="float" office:value="546">
            <text:p>546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456">
            <text:p>1456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309">
            <text:p>3309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8666">
            <text:p>8666</text:p>
          </table:table-cell>
          <table:table-cell table:style-name="ce22" office:value-type="float" office:value="330">
            <text:p>330</text:p>
          </table:table-cell>
          <table:table-cell table:style-name="ce22" office:value-type="float" office:value="2634">
            <text:p>2634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354">
            <text:p>354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5343">
            <text:p>5343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607">
            <text:p>607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593">
            <text:p>593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668">
            <text:p>2668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623">
            <text:p>623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8254">
            <text:p>8254</text:p>
          </table:table-cell>
          <table:table-cell table:style-name="ce22" office:value-type="float" office:value="1485">
            <text:p>1485</text:p>
          </table:table-cell>
          <table:table-cell table:style-name="ce22" office:value-type="float" office:value="4360">
            <text:p>436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374">
            <text:p>1374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235">
            <text:p>6235</text:p>
          </table:table-cell>
          <table:table-cell table:style-name="ce22" office:value-type="float" office:value="248">
            <text:p>248</text:p>
          </table:table-cell>
          <table:table-cell table:style-name="ce22" office:value-type="float" office:value="1219">
            <text:p>1219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473">
            <text:p>473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7960">
            <text:p>796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6693">
            <text:p>16693</text:p>
          </table:table-cell>
          <table:table-cell table:style-name="ce22" office:value-type="float" office:value="3439">
            <text:p>3439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679">
            <text:p>2679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7746">
            <text:p>7746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1484">
            <text:p>1484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4479">
            <text:p>14479</text:p>
          </table:table-cell>
          <table:table-cell table:style-name="ce22" office:value-type="float" office:value="851">
            <text:p>851</text:p>
          </table:table-cell>
          <table:table-cell table:style-name="ce22" office:value-type="float" office:value="8767">
            <text:p>8767</text:p>
          </table:table-cell>
          <table:table-cell table:style-name="ce22" office:value-type="float" office:value="622">
            <text:p>622</text:p>
          </table:table-cell>
          <table:table-cell table:style-name="ce22" office:value-type="float" office:value="1713">
            <text:p>1713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1949">
            <text:p>1949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2830">
            <text:p>2830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23522">
            <text:p>23522</text:p>
          </table:table-cell>
          <table:table-cell table:style-name="ce22" office:value-type="float" office:value="2812">
            <text:p>2812</text:p>
          </table:table-cell>
          <table:table-cell table:style-name="ce22" office:value-type="float" office:value="1303">
            <text:p>1303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575">
            <text:p>575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438">
            <text:p>2438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150565">
            <text:p>150565</text:p>
          </table:table-cell>
          <table:table-cell table:style-name="ce22" office:value-type="float" office:value="14879">
            <text:p>14879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ollege-university-other-agency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llege/University</text:p>
          </table:table-cell>
          <table:covered-table-cell/>
          <table:table-cell table:style-name="ce21" table:number-columns-spanned="2" table:number-rows-spanned="1" office:value-type="string">
            <text:p>Other Agency</text:p>
          </table:table-cell>
          <table:covered-table-cell/>
          <table:table-cell table:style-name="ce21" table:number-columns-spanned="2" table:number-rows-spanned="1" office:value-type="string">
            <text:p>Total Other</text:p>
          </table:table-cell>
          <table:covered-table-cell/>
          <table:table-cell table:style-name="ce21" table:number-columns-spanned="2" table:number-rows-spanned="1" office:value-type="string">
            <text:p>Total Stat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7">
            <text:p>277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43">
            <text:p>1043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68">
            <text:p>1168</text:p>
          </table:table-cell>
          <table:table-cell table:style-name="ce22" office:value-type="float" office:value="266">
            <text:p>266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94">
            <text:p>1594</text:p>
          </table:table-cell>
          <table:table-cell table:style-name="ce22" office:value-type="float" office:value="376">
            <text:p>376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165">
            <text:p>4165</text:p>
          </table:table-cell>
          <table:table-cell table:style-name="ce22" office:value-type="float" office:value="475">
            <text:p>47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8007">
            <text:p>38007</text:p>
          </table:table-cell>
          <table:table-cell table:style-name="ce22" office:value-type="float" office:value="5087">
            <text:p>508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116">
            <text:p>116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15">
            <text:p>3515</text:p>
          </table:table-cell>
          <table:table-cell table:style-name="ce22" office:value-type="float" office:value="828">
            <text:p>82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5614">
            <text:p>25614</text:p>
          </table:table-cell>
          <table:table-cell table:style-name="ce22" office:value-type="float" office:value="5066">
            <text:p>506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19">
            <text:p>819</text:p>
          </table:table-cell>
          <table:table-cell table:style-name="ce22" office:value-type="float" office:value="197">
            <text:p>197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230">
            <text:p>2230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448">
            <text:p>4448</text:p>
          </table:table-cell>
          <table:table-cell table:style-name="ce22" office:value-type="float" office:value="152">
            <text:p>15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36">
            <text:p>836</text:p>
          </table:table-cell>
          <table:table-cell table:style-name="ce22" office:value-type="float" office:value="160">
            <text:p>16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643">
            <text:p>3643</text:p>
          </table:table-cell>
          <table:table-cell table:style-name="ce22" office:value-type="float" office:value="991">
            <text:p>99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04">
            <text:p>30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612">
            <text:p>612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1896">
            <text:p>31896</text:p>
          </table:table-cell>
          <table:table-cell table:style-name="ce22" office:value-type="float" office:value="2604">
            <text:p>260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9">
            <text:p>68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99">
            <text:p>299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380">
            <text:p>3380</text:p>
          </table:table-cell>
          <table:table-cell table:style-name="ce22" office:value-type="float" office:value="435">
            <text:p>43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66">
            <text:p>56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967">
            <text:p>967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533">
            <text:p>1533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25529">
            <text:p>125529</text:p>
          </table:table-cell>
          <table:table-cell table:style-name="ce22" office:value-type="float" office:value="16995">
            <text:p>1699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33">
            <text:p>283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4">
            <text:p>234</text:p>
          </table:table-cell>
          <table:table-cell table:style-name="ce22" office:value-type="float" office:value="2743">
            <text:p>274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538">
            <text:p>4538</text:p>
          </table:table-cell>
          <table:table-cell table:style-name="ce22" office:value-type="float" office:value="1176">
            <text:p>117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32">
            <text:p>3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37">
            <text:p>53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9226">
            <text:p>29226</text:p>
          </table:table-cell>
          <table:table-cell table:style-name="ce22" office:value-type="float" office:value="165">
            <text:p>16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85">
            <text:p>88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40">
            <text:p>2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25">
            <text:p>112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4908">
            <text:p>34908</text:p>
          </table:table-cell>
          <table:table-cell table:style-name="ce22" office:value-type="float" office:value="229">
            <text:p>229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35">
            <text:p>2035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846">
            <text:p>1846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2614">
            <text:p>2614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11763">
            <text:p>11763</text:p>
          </table:table-cell>
          <table:table-cell table:style-name="ce22" office:value-type="float" office:value="2133">
            <text:p>213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96">
            <text:p>3496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985">
            <text:p>985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0581">
            <text:p>10581</text:p>
          </table:table-cell>
          <table:table-cell table:style-name="ce22" office:value-type="float" office:value="998">
            <text:p>998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59">
            <text:p>45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719">
            <text:p>9719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10178">
            <text:p>10178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103353">
            <text:p>103353</text:p>
          </table:table-cell>
          <table:table-cell table:style-name="ce22" office:value-type="float" office:value="6864">
            <text:p>686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724">
            <text:p>2724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2845">
            <text:p>12845</text:p>
          </table:table-cell>
          <table:table-cell table:style-name="ce22" office:value-type="float" office:value="253">
            <text:p>253</text:p>
          </table:table-cell>
          <table:table-cell table:style-name="ce22" office:value-type="float" office:value="15569">
            <text:p>15569</text:p>
          </table:table-cell>
          <table:table-cell table:style-name="ce22" office:value-type="float" office:value="279">
            <text:p>279</text:p>
          </table:table-cell>
          <table:table-cell table:style-name="ce22" office:value-type="float" office:value="199610">
            <text:p>199610</text:p>
          </table:table-cell>
          <table:table-cell table:style-name="ce22" office:value-type="float" office:value="17874">
            <text:p>1787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290">
            <text:p>329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3812">
            <text:p>13812</text:p>
          </table:table-cell>
          <table:table-cell table:style-name="ce22" office:value-type="float" office:value="304">
            <text:p>304</text:p>
          </table:table-cell>
          <table:table-cell table:style-name="ce22" office:value-type="float" office:value="17102">
            <text:p>17102</text:p>
          </table:table-cell>
          <table:table-cell table:style-name="ce22" office:value-type="float" office:value="344">
            <text:p>344</text:p>
          </table:table-cell>
          <table:table-cell table:style-name="ce22" office:value-type="float" office:value="325139">
            <text:p>325139</text:p>
          </table:table-cell>
          <table:table-cell table:style-name="ce22" office:value-type="float" office:value="34869">
            <text:p>34869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unties" style:display-name="PageStyle_coun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ities" style:display-name="PageStyle_citi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llege-university-other-agency" style:display-name="PageStyle_college-university-other-agency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